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ho does it</text:p>
          </table:table-cell>
          <table:table-cell table:style-name="ce1" office:value-type="string" calcext:value-type="string">
            <text:p>In charge</text:p>
          </table:table-cell>
        </table:table-row>
        <table:table-row table:style-name="ro1">
          <table:table-cell table:style-name="ce1" office:value-type="string" calcext:value-type="string">
            <text:p>PLANING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Programme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TECHNICAL DEPARTMEN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ological and slope protection Assessmen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esign revi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igner engagement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tructures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oads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P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Quantit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arth wo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re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uc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chitec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scap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P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PROCUREMEN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FQ production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teel structures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ggregates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oads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EP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LOGISTIC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Housing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Catering for employees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Transportation to site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Goods transportation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 office:value-type="string" calcext:value-type="string">
            <text:p>Local machinery</text:p>
          </table:table-cell>
          <table:table-cell table:style-name="ce3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REVIEW BY BOARD OF DIRECTORS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ESTIMATION</text:p>
          </table:table-cell>
          <table:table-cell table:style-name="ce3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08:18:55.017000000</meta:creation-date>
    <dc:date>2024-08-22T08:35:24.693000000</dc:date>
    <meta:editing-duration>PT16M29S</meta:editing-duration>
    <meta:editing-cycles>2</meta:editing-cycles>
    <meta:generator>LibreOffice/24.2.1.2$Windows_X86_64 LibreOffice_project/db4def46b0453cc22e2d0305797cf981b68ef5ac</meta:generator>
    <meta:document-statistic meta:table-count="1" meta:cell-count="42" meta:object-count="0"/>
  </office:meta>
</office:document-meta>
</file>